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5" svg:font-family="Ebrima"/>
    <style:font-face style:name="Ebrima3" svg:font-family="Ebrima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44pt" style:font-size-complex="44pt"/>
    </style:style>
    <style:style style:name="T12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4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5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7" style:family="text">
      <style:text-properties style:font-name="Calibri3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style:font-name="Calibri2" style:font-name-asian="Calibri3" style:font-name-complex="Calibri3"/>
    </style:style>
    <style:style style:name="T20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22" style:family="text">
      <style:text-properties style:font-name="Ebrima3" fo:font-size="28pt" fo:font-style="italic" style:font-name-asian="Ebrima3" style:font-size-asian="40pt" style:font-style-asian="italic" style:font-name-complex="Ebrima3" style:font-size-complex="40pt" style:font-style-complex="italic"/>
    </style:style>
    <style:style style:name="T23" style:family="text">
      <style:text-properties style:font-name="Ebrima2" fo:font-size="28pt" style:font-name-asian="Ebrima3" style:font-size-asian="40pt" style:font-name-complex="Ebrima3" style:font-size-complex="40pt"/>
    </style:style>
    <style:style style:name="T24" style:family="text">
      <style:text-properties style:font-name="Ebrima2" fo:font-size="28pt" fo:font-style="italic" fo:font-weight="bold" style:font-name-asian="Ebrima3" style:font-size-asian="40pt" style:font-style-asian="italic" style:font-weight-asian="bold" style:font-name-complex="Ebrima3" style:font-size-complex="40pt" style:font-style-complex="italic" style:font-weight-complex="bold"/>
    </style:style>
    <style:style style:name="T25" style:family="text">
      <style:text-properties fo:font-size="26pt" fo:font-style="italic" style:font-size-asian="36pt" style:font-style-asian="italic" style:font-size-complex="36pt" style:font-style-complex="italic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fo:font-size="32pt" fo:font-style="italic" style:font-size-asian="44pt" style:font-style-asian="italic" style:font-size-complex="44pt" style:font-style-complex="italic"/>
    </style:style>
    <style:style style:name="T29" style:family="text">
      <style:text-properties fo:font-size="24pt" fo:font-style="italic" style:font-size-asian="32pt" style:font-style-asian="italic" style:font-size-complex="32pt" style:font-style-complex="italic"/>
    </style:style>
    <style:style style:name="T3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0pt" style:font-size-asian="26pt" style:font-size-complex="26pt"/>
    </style:style>
    <style:style style:name="T35" style:family="text">
      <style:text-properties fo:font-size="20pt" fo:font-style="italic" style:font-size-asian="26pt" style:font-style-asian="italic" style:font-size-complex="26pt" style:font-style-complex="italic"/>
    </style:style>
    <style:style style:name="T36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-33% 58%" fo:font-size="20pt" style:font-size-asian="26pt" style:font-size-complex="26pt"/>
    </style:style>
    <style:style style:name="T41" style:family="text">
      <style:text-properties style:text-position="-33% 58%" style:font-name="Calibri2" style:font-name-asian="Calibri3" style:font-name-complex="Calibri3"/>
    </style:style>
    <style:style style:name="T42" style:family="text">
      <style:text-properties fo:font-size="32pt" fo:font-style="normal" style:font-size-asian="44pt" style:font-style-asian="normal" style:font-size-complex="44pt" style:font-style-complex="normal"/>
    </style:style>
    <style:style style:name="T43" style:family="text">
      <style:text-properties style:font-name="Ebrima3" fo:font-size="20pt" style:font-name-asian="Ebrima3" style:font-size-asian="26pt" style:font-name-complex="Ebrima3" style:font-size-complex="26pt"/>
    </style:style>
    <style:style style:name="T44" style:family="text">
      <style:text-properties style:text-position="-33% 58%" fo:font-size="26pt" style:font-size-asian="36pt" style:font-size-complex="36pt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style:text-position="33% 58%"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as Faraday’sche Induktionsgesetz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zw. es gilt, falls es galilei-invariant ist ( <text:span text:style-name="T2">v</text:span><text:span text:style-name="T3">2</text:span>/c<text:span text:style-name="T3">2</text:span> &lt;&lt; 1), <text:span text:style-name="T2">k</text:span> = 1 (SI) :</text:p>
          </draw:text-box>
        </draw:frame>
        <draw:frame draw:style-name="gr1" draw:text-style-name="P2" draw:layer="layout" svg:width="10.245cm" svg:height="2.388cm" svg:x="8.877cm" svg:y="7.505cm">
          <text:p/>
          <draw:object xlink:href="../Faraday'sches%20Induktionsgesetz%20(etwas%20schöner%20formatiert)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9.018cm" svg:height="2.388cm" svg:x="9.49cm" svg:y="12.605cm">
          <text:p/>
          <draw:object xlink:href="../Faraday'sches%20Induktionsgesetz%20(galilei-invariant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xperimentellen Beobachtungen liegen dem Faraday’schen Induktionsgesetz zugrund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Leiterkreis <text:span text:style-name="T2">C</text:span><text:span text:style-name="T4">1</text:span> wird ein Strom erzeugt wenn</text:p>
            <text:p/>
            <text:p>1. relativ zu diesem ein permanenter Magnet bewegt wird,</text:p>
            <text:p>2. ein zweiter Stromkreis <text:span text:style-name="T2">C</text:span><text:span text:style-name="T4">2</text:span> relativ zum ersten bewegt wird,</text:p>
            <text:p>3. der Strom in <text:span text:style-name="T2">C</text:span><text:span text:style-name="T4">2</text:span> geänder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magnetische Fluss <text:span text:style-name="T2">Φ</text:span> durch die Fläche <text:span text:style-name="T2">F</text:span><text:span text:style-name="T5">C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08cm" svg:height="1.974cm" svg:x="11.459cm" svg:y="9.512cm">
          <text:p/>
          <draw:object xlink:href="../Magnetischer%20Flus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omotorische Kraft EMK definiert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812cm" svg:height="1.888cm" svg:x="11.093cm" svg:y="9.555cm">
          <text:p/>
          <draw:object xlink:href="../EMK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><text:span text:style-name="T6">Was gilt für den Zusammenhang zwischen Strom und elektrischem Feld im Gültigkeitsbereich des Ohm'schen Gesetzes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j</text:span> = <text:span text:style-name="T2">σ</text:span> 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Wie lautet die Verallgemeinerung der homogenen Maxwell-Gleichung der Elektrostatik auf zeitabhängige Phänome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099cm" svg:height="1.033cm" svg:x="11.95cm" svg:y="9.983cm">
          <text:p/>
          <draw:object xlink:href="../Verallgemeinerung%20der%20homogenen%20Maxwell-Gleichung%20der%20Elektrostatik%20auf%20zeitabhängige%20Phänomen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Grundgleichungen zur Beschreibung elektromagnetischer Phänome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259cm" svg:height="7.483cm" svg:x="9.87cm" svg:y="6.758cm">
          <text:p/>
          <draw:object xlink:href="../Grundgleichungen%20zur%20Beschreibung%20elektromagnetischer%20Phänomen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ot <text:span text:style-name="T7">H</text:span> = <text:span text:style-name="T7">j</text:span> + <text:span text:style-name="T7">j</text:span><text:span text:style-name="T4">0</text:span></text:p>
            <text:p/>
            <text:p><text:span text:style-name="T7">j</text:span><text:span text:style-name="T4">0</text:span> ist ein hypothetischer Zusatzstrom, für den gelten muss:</text:p>
          </draw:text-box>
        </draw:frame>
        <draw:frame draw:style-name="gr1" draw:text-style-name="P2" draw:layer="layout" svg:width="14.469cm" svg:height="1.997cm" svg:x="6.765cm" svg:y="13.701cm">
          <text:p/>
          <draw:object xlink:href="../maxwell'sche%20Ergä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det man die Divergenz auf das Ampère'sche Gesetz an erhält man den Widerspruch:</text:p>
            <text:p/>
            <text:p>0 = div rot <text:span text:style-name="T7">H</text:span> = div <text:span text:style-name="T7">j</text:span></text:p>
            <text:p/>
            <text:p>Kontinuitätsgleichung:</text:p>
            <text:p/>
            <text:p/>
          </draw:text-box>
        </draw:frame>
        <draw:frame draw:style-name="gr1" draw:text-style-name="P2" draw:layer="layout" svg:width="4.659cm" svg:height="1.997cm" svg:x="11.67cm" svg:y="14.101cm">
          <text:p/>
          <draw:object xlink:href="../Kontinuitäts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weitert man die Ampère’sche Beziehung mit dem Verschiebungsstrom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012cm" svg:height="1.033cm" svg:x="11.493cm" svg:y="9.983cm">
          <text:p/>
          <draw:object xlink:href="../Verschiebungsstrom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47cm" svg:height="14.203cm" svg:x="4.826cm" svg:y="5.798cm">
          <text:p/>
          <draw:object xlink:href="../Maxwell-Gleich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2">ϕ</text:span> und <text:span text:style-name="T7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erfüllen die <text:span text:style-name="T9">homogenen Maxwell-Gleichungen</text:span> <text:span text:style-name="T2">automatisch</text:span>, dafür werden aber die <text:span text:style-name="T9">inhomogenen Gleichungen</text:span> in einen Satz von zwei partiellen Differenzialgleichungen <text:span text:style-name="T10">zweiter</text:span> Ordnung überfü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264cm" svg:height="3.183cm" svg:x="8.367cm" svg:y="8.908cm">
          <text:p/>
          <draw:object xlink:href="../Eichtransformatio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eigen Sie, dass sich bei der erlaubten Eichtransformation die elektromagnetischen Felder </text:span><text:span text:style-name="T12">E</text:span><text:span text:style-name="T1"> und </text:span><text:span text:style-name="T12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3.612cm" svg:x="1.4cm" svg:y="6.199cm" presentation:class="subtitle" presentation:user-transformed="true">
          <draw:text-box>
            <text:p>Man wählt die Eichfunktion <text:span text:style-name="T13">χ</text:span><text:span text:style-name="T14"> so, dass div </text:span><text:span text:style-name="T15">A</text:span><text:span text:style-name="T14"> = 0</text:span></text:p>
            <text:p><text:span text:style-name="T14">Dann erfüllt das skalare Potential eine Differenzialgleichung</text:span></text:p>
            <text:p><text:span text:style-name="T14"/></text:p>
            <text:p><text:span text:style-name="T14">mit der Lösung</text:span><text:span text:style-name="T14"><text:tab/></text:span><text:span text:style-name="T14"><text:tab/></text:span></text:p>
            <text:p><text:span text:style-name="T14"/></text:p>
            <text:p><text:span text:style-name="T13">φ</text:span><text:span text:style-name="T14">(</text:span><text:span text:style-name="T15">r</text:span><text:span text:style-name="T14">, </text:span><text:span text:style-name="T13">t</text:span><text:span text:style-name="T14">) ist das </text:span><text:span text:style-name="T13">instantane</text:span><text:span text:style-name="T14"> Coulomb-Potential der Ladungsdichte </text:span><text:span text:style-name="T13">ρ</text:span><text:span text:style-name="T14">(</text:span><text:span text:style-name="T15">r</text:span><text:span text:style-name="T14">, </text:span><text:span text:style-name="T13">t</text:span><text:span text:style-name="T14">).</text:span></text:p>
            <text:p><text:span text:style-name="T14">Das Vektorpotential </text:span><text:span text:style-name="T15">A</text:span><text:span text:style-name="T14">(</text:span><text:span text:style-name="T15">r</text:span><text:span text:style-name="T14">, </text:span><text:span text:style-name="T13">t</text:span><text:span text:style-name="T14">) muß folgende Differenzialgleichung erfüllen:</text:span></text:p>
            <text:p><text:span text:style-name="T14"/></text:p>
            <text:p><text:span text:style-name="T14">mit der Lösung</text:span></text:p>
            <text:p><text:span text:style-name="T14"/></text:p>
            <text:p><text:span text:style-name="T14">(mit dem transversalen Anteil </text:span><text:span text:style-name="T15">j</text:span><text:span text:style-name="T16">t</text:span><text:span text:style-name="T14">(</text:span><text:span text:style-name="T15">r</text:span><text:span text:style-name="T14">, </text:span><text:span text:style-name="T13">t</text:span><text:span text:style-name="T14">) der Stromdichte)</text:span></text:p>
            <text:p><text:span text:style-name="T14">Daher nennt man sie auch transversale Eichung. Sie ist </text:span><text:span text:style-name="T17">nicht</text:span><text:span text:style-name="T14"> lorentz-invariant. Sie kann stets erfüllt werden.</text:span></text:p>
          </draw:text-box>
        </draw:frame>
        <draw:frame draw:style-name="gr1" draw:text-style-name="P2" draw:layer="layout" svg:width="3.898cm" svg:height="1.581cm" svg:x="5.95cm" svg:y="9.163cm">
          <text:p/>
          <draw:object xlink:href="../Differenzialgleichung%20für%20das%20skalare%20Potential%20phi%20bei%20Coulomb-Eichung.odf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1.055cm" svg:height="2.327cm" svg:x="15.572cm" svg:y="8.69cm">
          <text:p/>
          <draw:object xlink:href="../Lösung%20der%20Differenzialgleichung%20für%20das%20skalare%20Potential%20phi%20bei%20Coulomb-Eichung.odf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9.304cm" svg:height="2.294cm" svg:x="1.847cm" svg:y="13.898cm">
          <text:p/>
          <draw:object xlink:href="../Differenzialgleichung%20für%20das%20Vektorpotential%20A%20bei%20Coulomb-Eichung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8.598cm" svg:height="1.168cm" svg:x="16.9cm" svg:y="14.515cm">
          <text:p/>
          <draw:object xlink:href="../Lösung%20der%20Differenzialgleichung%20für%20das%20Vektorpotential%20A%20bei%20Coulomb-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'Alambert-Oper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979cm" svg:height="2.294cm" svg:x="11.01cm" svg:y="9.352cm">
          <text:p/>
          <draw:object xlink:href="../d'Alambert-Operato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z-Eich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 Eichung führt zu einer vollständigen Entkopplung der beiden Differenzialgleichungen für <text:span text:style-name="T18">φ</text:span><text:span text:style-name="T19"> und </text:span><text:span text:style-name="T20">A</text:span><text:span text:style-name="T19">, die zudem eine besonders symmetrische Gestalt annehmen.</text:span></text:p>
            <text:p><text:span text:style-name="T19"/></text:p>
            <text:p><text:span text:style-name="T19">Sie ist außerdem lorentz-invariant und damit für die Relativitätstheorie günstig. Sie ist ebenfalls stets erfüll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Differenzialgleichungen für <text:span text:style-name="T21">φ </text:span>und <text:span text:style-name="T7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065cm" svg:height="5.677cm" svg:x="5.967cm" svg:y="7.661cm">
          <text:p/>
          <draw:object xlink:href="../Differenzialgleichungen%20für%20phi%20und%20A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orenz-Bedin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896cm" svg:height="2.294cm" svg:x="11.051cm" svg:y="9.352cm">
          <text:p/>
          <draw:object xlink:href="../Lorenz-Beding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ie lauten die Lösungen der Differenzialgleichungen für </text:span><text:span text:style-name="T22">φ</text:span><text:span text:style-name="T23"> und </text:span><text:span text:style-name="T24">A</text:span><text:span text:style-name="T23"> mit Lorenz-Eich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031cm" svg:height="3.866cm" svg:x="10.484cm" svg:y="8.566cm">
          <text:p/>
          <draw:object xlink:href="../Lösungen%20der%20Differenzialgleichungen%20mit%20Lorenz-Eich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2">q</text:span> im elektromagnetischen Fel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10">Lorentz-Kraft</text:span>:</text:p>
            <text:p/>
            <text:p/>
          </draw:text-box>
        </draw:frame>
        <draw:frame draw:style-name="gr1" draw:text-style-name="P2" draw:layer="layout" svg:width="6.494cm" svg:height="1.033cm" svg:x="10.752cm" svg:y="10.983cm">
          <text:p/>
          <draw:object xlink:href="../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m elektrisch geladenen Teilchen </text:span><text:span text:style-name="T25">q</text:span><text:span text:style-name="T8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<text:span text:style-name="T2">W</text:span> = <text:span text:style-name="T7">F</text:span> <text:span text:style-name="T26">∙</text:span><text:span text:style-name="T19"> d</text:span><text:span text:style-name="T20">r</text:span><text:span text:style-name="T19"> = </text:span><text:span text:style-name="T27">q</text:span><text:span text:style-name="T19"> </text:span><text:span text:style-name="T20">E</text:span><text:span text:style-name="T19"> </text:span><text:span text:style-name="T26">∙</text:span><text:span text:style-name="T19"> d</text:span><text:span text:style-name="T20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Leistung wird bei der Verschiebung eines Teilchens </text:span><text:span text:style-name="T28">q</text:span><text:span text:style-name="T11"> im elektrischen Feld umgesetz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98cm" svg:height="2.192cm" svg:x="11.509cm" svg:y="9.403cm">
          <text:p/>
          <draw:object xlink:href="../Leistung%20q%20E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ist die Leistungsdichte für kontinuierliche Ladungsverteilungen </text:span><text:span text:style-name="T29">ρ</text:span><text:span text:style-name="T6">(</text:span><text:span text:style-name="T30">r</text:span><text:span text:style-name="T6">, </text:span><text:span text:style-name="T29">t</text:span><text:span text:style-name="T6">) mit dem Geschwindigkeitsfeld </text:span><text:span text:style-name="T30">v</text:span><text:span text:style-name="T6">(</text:span><text:span text:style-name="T30">r</text:span><text:span text:style-name="T6">, </text:span><text:span text:style-name="T29">t</text:span><text:span text:style-name="T6">)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Ladungsverteilungen erfahren im Feld die <text:span text:style-name="T10">Kraftdichte</text:span></text:p>
            <text:p><text:span text:style-name="T7">f</text:span>(<text:span text:style-name="T7">r</text:span>, <text:span text:style-name="T2">t</text:span>) = <text:span text:style-name="T2">ρ</text:span>(<text:span text:style-name="T7">r</text:span>, <text:span text:style-name="T2">t</text:span>) [<text:span text:style-name="T7">E</text:span>(<text:span text:style-name="T7">r</text:span>, <text:span text:style-name="T2">t</text:span>) + <text:span text:style-name="T7">v</text:span>(<text:span text:style-name="T7">r</text:span>, <text:span text:style-name="T2">t</text:span>) × <text:span text:style-name="T7">B</text:span>(<text:span text:style-name="T7">r</text:span>, <text:span text:style-name="T2">t</text:span>)] .</text:p>
            <text:p/>
            <text:p>Die zugehörige <text:span text:style-name="T10">Leistungsdichte</text:span></text:p>
            <text:p><text:span text:style-name="T31"/></text:p>
            <text:p><text:span text:style-name="T7">f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2">ρ</text:span>(<text:span text:style-name="T7">r</text:span>, <text:span text:style-name="T2">t</text:span>) <text:span text:style-name="T7">E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7">j</text:span>(<text:span text:style-name="T7">r</text:span>, <text:span text:style-name="T2">t</text:span>) <text:span text:style-name="T7">E</text:span>(<text:span text:style-name="T7">r</text:span>, <text:span text:style-name="T2">t</text:span>)</text:p>
            <text:p/>
            <text:p>wird also durch das elektrische Feld <text:span text:style-name="T7">E</text:span> und die Stromdichte <text:span text:style-name="T7">j</text:span> best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r auf das Volumen </text:span><text:span text:style-name="T25">V</text:span><text:span text:style-name="T8"> beschränkten Ladungsdichte </text:span><text:span text:style-name="T25">ρ</text:span><text:span text:style-name="T8">(</text:span><text:span text:style-name="T32">r</text:span><text:span text:style-name="T8">, </text:span><text:span text:style-name="T25">t</text:span><text:span text:style-name="T8">)?</text:span>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905cm" svg:height="2.437cm" svg:x="10.547cm" svg:y="9.281cm">
          <text:p/>
          <draw:object xlink:href="../Arbeitsleistung%20des%20Feldes%20E%20im%20Volumen%20V%20für%20Ladungsverteilungen%20rho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Poynting-Vektor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S</text:span>(<text:span text:style-name="T7">r</text:span>, <text:span text:style-name="T2">t</text:span>) = <text:span text:style-name="T7">E</text:span>(<text:span text:style-name="T7">r</text:span>, <text:span text:style-name="T2">t</text:span>) × <text:span text:style-name="T7">H</text:span>(<text:span text:style-name="T7">r</text:span>, <text:span text:style-name="T2">t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3">Der Poynting-Vektor </text:span><text:span text:style-name="T7">S</text:span> hat die Bedeutung einer <text:span text:style-name="T10">Energiestromdich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(Poynting'sches Theorem)</text:p>
          </draw:text-box>
        </draw:frame>
        <draw:frame draw:style-name="gr1" draw:text-style-name="P2" draw:layer="layout" svg:width="7.489cm" svg:height="2.192cm" svg:x="10.255cm" svg:y="9.403cm">
          <text:p/>
          <draw:object xlink:href="../Poynting'sches%20Theorem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968cm" svg:height="2.192cm" svg:x="5.515cm" svg:y="9.403cm">
          <text:p/>
          <draw:object xlink:href="../Energiedichte%20des%20elektromagnetischen%20Feldes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Arbeit leistet das elektromagnetische Feld an einer auf das Volumen </text:span><text:span text:style-name="T35">V</text:span><text:span text:style-name="T34"> beschränkten Ladungsdichte </text:span><text:span text:style-name="T35">ρ</text:span><text:span text:style-name="T34">(</text:span><text:span text:style-name="T36">r</text:span><text:span text:style-name="T34">, </text:span><text:span text:style-name="T35">t</text:span><text:span text:style-name="T34">) mit Benutzung des Poynting-Vektors?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328cm" svg:height="2.437cm" svg:x="6.335cm" svg:y="9.281cm">
          <text:p/>
          <draw:object xlink:href="../Arbeitsleistung%20des%20Feldes%20E%20im%20Volumen%20V%20für%20Ladungsverteilungen%20rho%20mit%20Poynting-Vektor%20S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>Die Feldenergie im Volumen <text:span text:style-name="T2">V</text:span> ändert sich durch Umwandlung in mechanische Teilchenenergie (Joule'sche Wärme) und durch einen Energiestrom (<text:span text:style-name="T2">Strahlung</text:span>) durch die Oberfläche <text:span text:style-name="T2">S</text:span>(<text:span text:style-name="T2">V</text:span>)</text:p>
          </draw:text-box>
        </draw:frame>
        <draw:frame draw:style-name="gr1" draw:text-style-name="P2" draw:layer="layout" svg:width="12.434cm" svg:height="2.302cm" svg:x="7.782cm" svg:y="8.248cm">
          <text:p/>
          <draw:object xlink:href="../Energiesatz%20der%20Elektrodynamik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Impuls, der gemäß dem zweiten Newton'schen Axiom auf das Feld durch die Lorentz-Kraft des durch das Feld bewegten Systems geladener Teilchen ausgeübt wird.</text:p>
          </draw:text-box>
        </draw:frame>
        <draw:frame draw:style-name="gr1" draw:text-style-name="P2" draw:layer="layout" svg:width="7.819cm" svg:height="1.888cm" svg:x="10.09cm" svg:y="7.355cm">
          <text:p/>
          <draw:object xlink:href="../Impuls%20des%20elektromagnetischen%20Felde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579cm" svg:x="1.4cm" svg:y="4.715cm" presentation:class="subtitle" presentation:user-transformed="true">
          <draw:text-box>
            <text:p/>
            <text:p/>
            <text:p/>
            <text:p/>
            <text:p/>
            <text:p>Mit d<text:span text:style-name="T7">f</text:span> = d<text:span text:style-name="T2">f</text:span> <text:span text:style-name="T7">n</text:span> ;<text:tab/><text:span text:style-name="T7">n</text:span> = (<text:span text:style-name="T2">n</text:span><text:span text:style-name="T4">1</text:span>, <text:span text:style-name="T2">n</text:span><text:span text:style-name="T4">1</text:span>, <text:span text:style-name="T2">n</text:span><text:span text:style-name="T4">3</text:span>)</text:p>
            <text:p/>
            <text:p>Der Ausdruck</text:p>
            <text:p/>
            <text:p/>
            <text:p>ist offensichtlich die <text:span text:style-name="T2">i</text:span>-te Komponente des Impulsflusses (also der Kraft!) durch die Einheitsfläche <text:span text:style-name="T7">f</text:span> auf <text:span text:style-name="T2">S</text:span>(<text:span text:style-name="T2">V</text:span>)</text:p>
          </draw:text-box>
        </draw:frame>
        <draw:frame draw:style-name="gr1" draw:text-style-name="P2" draw:layer="layout" svg:width="13.02cm" svg:height="2.447cm" svg:x="7.489cm" svg:y="7.276cm">
          <text:p/>
          <draw:object xlink:href="../Impulssatz%20der%20Elektrodynamik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2.941cm" svg:height="2.392cm" svg:x="12.529cm" svg:y="12.949cm">
          <text:p/>
          <draw:object xlink:href="../i-te%20Komponente%20des%20Impulsflusses%20durch%20f%20auf%20S(V)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7.744cm" svg:x="1.4cm" svg:y="2.13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Man kann die <text:span text:style-name="T2">i</text:span>-te Zeile des Tensors <text:s text:c="3"/>als einen Vektor <text:span text:style-name="T2">T</text:span><text:span text:style-name="T5">i</text:span> auffassen, so dass gilt:</text:p>
            <text:p/>
            <text:p/>
            <text:p/>
            <text:p/>
            <text:p/>
            <text:p>Er setzt sich aus (<text:span text:style-name="T7">E</text:span> div <text:span text:style-name="T7">D</text:span> − <text:span text:style-name="T7">D</text:span> × rot <text:span text:style-name="T7">E</text:span>) + (<text:span text:style-name="T7">H</text:span> div <text:span text:style-name="T7">B</text:span> − <text:span text:style-name="T7">B</text:span> × rot <text:span text:style-name="T7">H</text:span><text:span text:style-name="T33">) zusammen.</text:span></text:p>
          </draw:text-box>
        </draw:frame>
        <draw:frame draw:style-name="gr1" draw:text-style-name="P2" draw:layer="layout" svg:width="18.7cm" svg:height="4.573cm" svg:x="4.649cm" svg:y="5.913cm">
          <text:p/>
          <draw:object xlink:href="../Maxwell'scher%20Spannungstensor.odf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0.733cm" svg:height="1.033cm" svg:x="14.195cm" svg:y="11.437cm">
          <text:p/>
          <draw:object xlink:href="../Maxwell'scher%20Spannungstensor%20(nur%20das%20Symbol)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8.672cm" svg:height="4.261cm" svg:x="9.663cm" svg:y="14.169cm">
          <text:p/>
          <draw:object xlink:href="../Hilfssatz%20zum%20Maxwell'schen%20Spannungstensor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werden relativ langsam veränderliche Felder angenommen: diese lassen sich mit genäherten Maxwell-Gleichungen behandeln.</text:p>
            <text:p/>
            <text:p>Die Näherung besteht in der</text:p>
            <text:p>Vernachlässigung des Verschiebungsstroms<text:tab/><text:tab/></text:p>
          </draw:text-box>
        </draw:frame>
        <draw:frame draw:style-name="gr1" draw:text-style-name="P2" draw:layer="layout" svg:width="0.813cm" svg:height="1.033cm" svg:x="20.747cm" svg:y="12.575cm">
          <text:p/>
          <draw:object xlink:href="../Verschiebungsstrom%20(nur%20das%20Symbol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441cm" svg:height="2.108cm" svg:x="9.779cm" svg:y="9.445cm">
          <text:p/>
          <draw:object xlink:href="../Maxwell-Gleichungen%20in%20der%20quasistationären%20Näherung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Induktionsspannung</text:span>.</text:p>
          </draw:text-box>
        </draw:frame>
        <draw:frame presentation:style-name="pr2" draw:layer="layout" svg:width="25.199cm" svg:height="12.18cm" svg:x="1.4cm" svg:y="4.914cm" presentation:class="subtitle">
          <draw:text-box>
            <text:p>Nach dem Induktionsgesetz entspricht die zeitliche Änderung des magnetischen Flusses <text:span text:style-name="T2">Φ</text:span> durch die Fläche <text:span text:style-name="T2">F</text:span><text:span text:style-name="T5">C</text:span> </text:p>
            <text:p/>
            <text:p/>
            <text:p/>
            <text:p>einer <text:span text:style-name="T2">elektromotorischen Kraft</text:span> EMK längs des Randes <text:span text:style-name="T2">C</text:span>, die man auch als <text:span text:style-name="T10">Induktionsspannung</text:span> bezeichnet:</text:p>
          </draw:text-box>
        </draw:frame>
        <draw:frame draw:style-name="gr1" draw:text-style-name="P2" draw:layer="layout" svg:width="5.08cm" svg:height="1.974cm" svg:x="11.459cm" svg:y="10.112cm">
          <text:p/>
          <draw:object xlink:href="../Magnetischer%20Fluss%20(kurz).odf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5.389cm" svg:height="1.888cm" svg:x="11.305cm" svg:y="15.555cm">
          <text:p/>
          <draw:object xlink:href="../Induktionsspannung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induzierte elektrische Feld ist so gerichtet, dass die Ursache seiner Entstehung abgeschwäch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von der Geometrie eines Leiterkreises und der Permeabilität des Zwischenmediums abhängige Induktionskoeffizient</text:p>
            <text:p/>
            <text:p/>
            <text:p/>
            <text:p>heißt für <text:span text:style-name="T2">L</text:span><text:span text:style-name="T5">jj</text:span>: Selbstinduktivität und für <text:span text:style-name="T2">L</text:span><text:span text:style-name="T5">jm</text:span>: <text:span text:style-name="T2">j</text:span><text:span text:style-name="T26">≠</text:span><text:span text:style-name="T2">m</text:span> Gegeninduktivität</text:p>
          </draw:text-box>
        </draw:frame>
        <draw:frame draw:style-name="gr1" draw:text-style-name="P2" draw:layer="layout" svg:width="11.028cm" svg:height="2.388cm" svg:x="8.485cm" svg:y="10.305cm">
          <text:p/>
          <draw:object xlink:href="../Induktionskoeffizi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Berechnung der Selbstinduktivität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Konzept des Stromfadens kann nicht angewendet werden, da die Annahme der Abstand zwischen den Leitern sei groß gegenüber dem Leiterquerschnitt nicht erfüllt werden kann.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958cm" svg:height="2.294cm" svg:x="11.52cm" svg:y="9.352cm">
          <text:p/>
          <draw:object xlink:href="../Selbstinduktion%20der%20Spule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901cm" svg:height="2.302cm" svg:x="10.049cm" svg:y="9.348cm">
          <text:p/>
          <draw:object xlink:href="../Magnetische%20Feldenergie%20mit%20Induktionskoeffizienten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v(<text:span text:style-name="T7">A</text:span> × <text:span text:style-name="T7">H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v(<text:span text:style-name="T7">A</text:span> × <text:span text:style-name="T7">H</text:span>) = <text:span text:style-name="T7">H</text:span> · rot <text:span text:style-name="T7">A</text:span> − <text:span text:style-name="T7">A</text:span> · rot <text:span text:style-name="T7">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1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218cm" svg:height="2.192cm" svg:x="11.89cm" svg:y="9.403cm">
          <text:p/>
          <draw:object xlink:href="../Magnetische%20Feldenergie%20mit%20Induktionskoeffizienten%20für%20einzelnen%20Leiterkreis%20(Selbstinduktion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9" draw:layer="layout" svg:width="25.199cm" svg:height="3.506cm" svg:x="1.4cm" svg:y="0.836cm" presentation:class="title" presentation:user-transformed="true">
          <draw:text-box>
            <text:p><text:span text:style-name="T37">Welcher Differenzialgleichung genügt der elektrische Strom </text:span><text:span text:style-name="T38">I</text:span><text:span text:style-name="T37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gekoppeltes System von linearen, inhomogenen Differenzialgleichungen erster Ordnung. Man kann beide zu <text:span text:style-name="T10">einer</text:span><text:span text:style-name="T31"> </text:span>Differenzialgleichung <text:span text:style-name="T10">zweiter</text:span> Ordnung zusammenfa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Impedanz ist der Betrag des komplexen Widerstands <text:span text:style-name="T2">Z</text:span>;</text:p>
            <text:p>der Wirkwiderstand der Realteil, der Blindwiderstand der Imaginärteil.</text:p>
            <text:p/>
            <text:p>Die Impedanz ist somit aus Wirk- und Blindwiderstand zusammengesetzt.</text:p>
          </draw:text-box>
        </draw:frame>
        <draw:frame draw:style-name="gr1" draw:text-style-name="P2" draw:layer="layout" svg:width="11.352cm" svg:height="4.937cm" svg:x="8.323cm" svg:y="13.531cm">
          <text:p/>
          <draw:object xlink:href="../Impedanz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hasenverschiebung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ie Phasenverschiebung <text:span text:style-name="T18">φ</text:span> gilt:</text:p>
          </draw:text-box>
        </draw:frame>
        <draw:frame draw:style-name="gr1" draw:text-style-name="P2" draw:layer="layout" svg:width="5.047cm" svg:height="2.192cm" svg:x="11.476cm" svg:y="12.403cm">
          <text:p/>
          <draw:object xlink:href="../Phasenverschiebung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mit sind die Wurzeln aus den zeitgemittelten Quadraten von <text:span text:style-name="T2">U</text:span> und <text:span text:style-name="T2">I</text:span> gemeint, beispielsweise:</text:p>
            <text:p/>
            <text:p/>
            <text:p/>
            <text:p/>
          </draw:text-box>
        </draw:frame>
        <draw:frame draw:style-name="gr1" draw:text-style-name="P2" draw:layer="layout" svg:width="14.458cm" svg:height="4.883cm" svg:x="6.77cm" svg:y="10.058cm">
          <text:p/>
          <draw:object xlink:href="../Effektivwert%20von%20Strom%20und%20Spannung%20(Beispiel).odf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" draw:layer="layout" svg:width="7.67cm" svg:height="2.407cm" svg:x="10.164cm" svg:y="15.296cm">
          <text:p/>
          <draw:object xlink:href="../Effektivwert%20von%20Strom%20und%20Spannung%20(Beispiel)%20ausgerechnet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Ohm’schem Widerstand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reell, somit ist die Phasenverschiebung zwischen Strom und Spannung Null:</text:p>
            <text:p><text:span text:style-name="T18">φ</text:span><text:span text:style-name="T39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Induktiv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hinterher:</text:p>
            <text:p><text:span text:style-name="T18">φ</text:span><text:span text:style-name="T39"> = 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Kapaz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voraus:</text:p>
            <text:p><text:span text:style-name="T18">φ</text:span><text:span text:style-name="T39"> = -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9cm" presentation:class="title" presentation:user-transformed="true">
          <draw:text-box>
            <text:p><text:span text:style-name="T6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en Ohm'schen Widerstand ist die zeitgemittelte Leistungsaufnahme maximal:</text:p>
            <text:p/>
            <text:p/>
            <text:p>Bei Kapazität und Induktivität ist die zeitgemittelte Leistung wegen cos <text:span text:style-name="T26">π</text:span>/2 = 0 Null</text:p>
          </draw:text-box>
        </draw:frame>
        <draw:frame draw:style-name="gr1" draw:text-style-name="P2" draw:layer="layout" svg:width="8.362cm" svg:height="2.192cm" svg:x="9.818cm" svg:y="9.803cm">
          <text:p/>
          <draw:object xlink:href="../Zeitgemittelte%20Leistung%20beim%20ohm'schen%20Widerstand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9.522cm" svg:height="5.501cm" svg:x="9.238cm" svg:y="7.749cm">
          <text:p/>
          <draw:object xlink:href="../Dämpfung%20und%20Eigenfrequenz%20des%20elektrischen%20Schwingkreises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Schwing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5cm" svg:height="5.37cm" svg:x="1.478cm" svg:y="8.49cm">
          <text:p/>
          <draw:object xlink:href="../Schwingkreis%20Schwingfall%202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19cm" svg:height="3.657cm" svg:x="4.84cm" svg:y="8.671cm">
          <text:p/>
          <draw:object xlink:href="../Schwingkreis%20aperiodischer%20Grenzfall%202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Kriechfall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/>
            <text:p/>
            <text:p>Die Spannung fällt hier langsamer als im aperiodischen Grenzfall ab!</text:p>
          </draw:text-box>
        </draw:frame>
        <draw:frame draw:style-name="gr1" draw:text-style-name="P2" draw:layer="layout" svg:width="20.731cm" svg:height="6cm" svg:x="3.634cm" svg:y="7.499cm">
          <text:p/>
          <draw:object xlink:href="../Schwingkreis%20Kriechfall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freien, gedämpften, linearen harmonischen Oszillator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:</text:span></text:p>
          </draw:text-box>
        </draw:frame>
        <draw:frame draw:style-name="gr1" draw:text-style-name="P2" draw:layer="layout" svg:width="13.925cm" svg:height="7.408cm" svg:x="7.037cm" svg:y="7.387cm">
          <text:p/>
          <draw:object xlink:href="../Abhängigkeit%20der%20Stromamplitude%20von%20der%20Erregerfrequenz%20der%20angelegten%20Spannung.odf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2" draw:layer="layout" svg:width="6.121cm" svg:height="4.641cm" svg:x="10.939cm" svg:y="16.425cm">
          <text:p/>
          <draw:object xlink:href="../Resonanzfrequenz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2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2">RL</text:span>-Kreis nach dem Ausschal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2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npassen!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ter welchen Bedingungen erfüllen die Komponenten von </text:span><text:span text:style-name="T12">E</text:span><text:span text:style-name="T1"> und </text:span><text:span text:style-name="T12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7">Definieren Sie für die ebene Welle die Begriffe Phasengeschwindigkeit, Wellenlänge, Ausbreitungsvektor, Frequenz und Periode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7">E</text:span>, <text:span text:style-name="T7">B</text:span> und <text:span text:style-name="T7">k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2">f</text:span> (<text:span text:style-name="T2">x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2">f</text:span> (<text:span text:style-name="T2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einige der wichtigsten Eigenschaften der Fourier-Transformierten der Funktion </text:span><text:span text:style-name="T28">f</text:span><text:span text:style-name="T42"> </text:span><text:span text:style-name="T11">(</text:span><text:span text:style-name="T28">x</text:span><text:span text:style-name="T11">)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6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34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3" draw:layer="layout" svg:width="25.199cm" svg:height="3.506cm" svg:x="1.4cm" svg:y="0.839cm" presentation:class="title" presentation:user-transformed="true">
          <draw:text-box>
            <text:p><text:span text:style-name="T6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Differenzialgleichung ersetzt in einem homogenen, isotropen, ladungsfreien, elektrischen Leiter (</text:span><text:span text:style-name="T35">σ</text:span><text:span text:style-name="T34"> </text:span><text:span text:style-name="T43">≠</text:span><text:span text:style-name="T34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text-style-name="P3" draw:layer="layout" svg:width="25.199cm" svg:height="3.506cm" svg:x="1.4cm" svg:y="0.834cm" presentation:class="title" presentation:user-transformed="true">
          <draw:text-box>
            <text:p><text:span text:style-name="T6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2">z</text:span><text:span text:style-name="T5">n</text:span>} gegen <text:span text:style-name="T2">z</text:span><text:span text:style-name="T4">0</text:span> ∈ <text:span text:style-name="T10">C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stetig in </text:span><text:span text:style-name="T25">z</text:span><text:span text:style-name="T44">0</text:span><text:span text:style-name="T8"> bezeichnet? Wann bezeichnet man sie als gleichmäßig steti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45"> </text:span>(<text:span text:style-name="T2">z</text:span>) analytisch in einem Gebiet 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Identitätssätze für Potenzreihen und analytische Funk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2">n</text:span>-ter Ordnung einer Funktion <text:span text:style-name="T2">f</text:span> (<text:span text:style-name="T2">z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2">f</text:span> (<text:span text:style-name="T2">z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2">f</text:span> (<text:span text:style-name="T2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ie Funktion </text:span><text:span text:style-name="T25">f</text:span><text:span text:style-name="T8"> (</text:span><text:span text:style-name="T25">z</text:span><text:span text:style-name="T8">) habe in </text:span><text:span text:style-name="T25">z</text:span><text:span text:style-name="T46">∗</text:span><text:span text:style-name="T8"> einen Pol </text:span><text:span text:style-name="T25">p</text:span><text:span text:style-name="T8">-ter Ordnung. Wie berechnen Sie dann das Residuum von </text:span><text:span text:style-name="T25">f</text:span><text:span text:style-name="T8"> (</text:span><text:span text:style-name="T25">z</text:span><text:span text:style-name="T8">) an der Stelle </text:span><text:span text:style-name="T25">z</text:span><text:span text:style-name="T46">∗</text:span><text:span text:style-name="T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inhomogene Wellengleich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chtung, sinnhaft? Vgl. vorige Fr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><text:span text:style-name="T6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34">Wie hängt die pro Raumwinkel abgestrahlte Leistung der elektrischen Dipolstrahlung in der Strahlungszone von der Wellenlänge </text:span><text:span text:style-name="T35">λ</text:span><text:span text:style-name="T34"> und vom Dipolmomen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5" svg:font-family="Ebrima"/>
    <style:font-face style:name="Ebrima3" svg:font-family="Ebrima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6-30T20:52:16.059000000</dc:date>
    <meta:document-statistic meta:object-count="572"/>
  </office:meta>
</office:document-meta>
</file>